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Ts-tot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dvanced fill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ot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thmetic Qui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dio Recor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cta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cumentation Too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rag the Word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nd the Hotsp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d the Word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ashcard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ess the Answ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Embedd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mage Juxtaposi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mage Pair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quencin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mage Sli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pressive Present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Boo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ewAR Co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Set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ea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 S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l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tual Tour (360)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Ts by subjec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Math/Science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nced fill the blanks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otto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thmetic Quiz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Recor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ctati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ation T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 the Wo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d the Hotsp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 the Wor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card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ss the Answer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Embedde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Juxtaposi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Pairing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quenc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Sli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essive Presentation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Boo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wAR Code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Set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 Se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tual Tour (360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Ts_fu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Math/Science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C2:.Q2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dvanced fill the blanks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:.Q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otto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4:.Q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thmetic Quiz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5:.Q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dio Record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C6:.Q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7:.Q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C8:.Q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:.Q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0:.Q1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C11:.Q11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12:.Q12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cta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3:.Q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cumentation Too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14:.Q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C15:.Q1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ag the Words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16:.Q16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7:.Q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C18:.Q1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19:.Q1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nd the Hotspo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0:.Q2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d the Word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C21:.Q21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ashcards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C22:.Q22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uess the Answer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23:.Q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Embed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4:.Q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C25:.Q25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mage Juxtaposi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6:.Q2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age Pairing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27:.Q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quencing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28:.Q2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mage Slid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9:.Q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pressive Presentation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0:.Q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Book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1:.Q3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SUM([.C32:.Q32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KewAR Code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3:.Q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4:.Q3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:.Q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C36:.Q36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7:.Q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8:.Q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Set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SUM([.C39:.Q39]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40:.Q4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eak the Words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41:.Q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 Set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42:.Q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43:.Q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lin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Q4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45:.Q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tual Tour (360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6:.Q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6])" office:value-type="float" office:value="1257" calcext:value-type="float">
            <text:p>1257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table:formula="of:=SUM([.C47:.Q47])" office:value-type="float" office:value="1287" calcext:value-type="float">
            <text:p>1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8:39:19.361900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3T16:47:17.731631146</meta:creation-date>
    <dc:date>2020-10-20T02:23:46.595968818</dc:date>
    <meta:editing-duration>P1DT23H21M42S</meta:editing-duration>
    <meta:editing-cycles>27</meta:editing-cycles>
    <meta:generator>LibreOffice/6.4.5.2$MacOSX_X86_64 LibreOffice_project/a726b36747cf2001e06b58ad5db1aa3a9a1872d6</meta:generator>
    <meta:document-statistic meta:table-count="3" meta:cell-count="1674" meta:object-count="0"/>
  </office:meta>
</office:document-meta>
</file>